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44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0036">
      <style:table-cell-properties fo:background-color="#ffff00"/>
    </style:style>
    <style:style style:name="ce3" style:family="table-cell" style:parent-style-name="Default" style:data-style-name="N10036"/>
    <style:style style:name="ce4" style:family="table-cell" style:parent-style-name="Default" style:data-style-name="N100">
      <style:table-cell-properties fo:background-color="#99ff66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f3333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" office:value-type="string" calcext:value-type="string">
            <text:p>grey (eco)</text:p>
          </table:table-cell>
          <table:table-cell table:style-name="ce4" office:value-type="string" calcext:value-type="string">
            <text:p>grey (big)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green</text:p>
          </table:table-cell>
          <table:table-cell table:style-name="ce7" office:value-type="string" calcext:value-type="string">
            <text:p>orange</text:p>
          </table:table-cell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red</text:p>
          </table:table-cell>
          <table:table-cell table:number-columns-repeated="8"/>
        </table:table-row>
        <table:table-row table:style-name="ro1">
          <table:table-cell table:style-name="ce2" table:formula="of:=DATE(2014;1;1)" office:value-type="date" office:date-value="2014-01-01" calcext:value-type="date">
            <text:p>01.01.2014</text:p>
          </table:table-cell>
          <table:table-cell table:number-columns-repeated="16"/>
        </table:table-row>
        <table:table-row table:style-name="ro1">
          <table:table-cell table:style-name="ce3" table:formula="of:=[.A2]+1" office:value-type="date" office:date-value="2014-01-02" calcext:value-type="date">
            <text:p>02.01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3]+1" office:value-type="date" office:date-value="2014-01-03" calcext:value-type="date">
            <text:p>03.01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4]+1" office:value-type="date" office:date-value="2014-01-04" calcext:value-type="date">
            <text:p>04.01.2014</text:p>
          </table:table-cell>
          <table:table-cell table:number-columns-repeated="16"/>
        </table:table-row>
        <table:table-row table:style-name="ro1">
          <table:table-cell table:style-name="ce3" table:formula="of:=[.A5]+1" office:value-type="date" office:date-value="2014-01-05" calcext:value-type="date">
            <text:p>05.01.2014</text:p>
          </table:table-cell>
          <table:table-cell table:number-columns-repeated="16"/>
        </table:table-row>
        <table:table-row table:style-name="ro1">
          <table:table-cell table:style-name="ce3" table:formula="of:=[.A6]+1" office:value-type="date" office:date-value="2014-01-06" calcext:value-type="date">
            <text:p>06.01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7]+1" office:value-type="date" office:date-value="2014-01-07" calcext:value-type="date">
            <text:p>07.01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8]+1" office:value-type="date" office:date-value="2014-01-08" calcext:value-type="date">
            <text:p>08.01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9]+1" office:value-type="date" office:date-value="2014-01-09" calcext:value-type="date">
            <text:p>09.01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10]+1" office:value-type="date" office:date-value="2014-01-10" calcext:value-type="date">
            <text:p>10.01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1]+1" office:value-type="date" office:date-value="2014-01-11" calcext:value-type="date">
            <text:p>11.01.2014</text:p>
          </table:table-cell>
          <table:table-cell table:number-columns-repeated="16"/>
        </table:table-row>
        <table:table-row table:style-name="ro1">
          <table:table-cell table:style-name="ce3" table:formula="of:=[.A12]+1" office:value-type="date" office:date-value="2014-01-12" calcext:value-type="date">
            <text:p>12.01.2014</text:p>
          </table:table-cell>
          <table:table-cell table:number-columns-repeated="16"/>
        </table:table-row>
        <table:table-row table:style-name="ro1">
          <table:table-cell table:style-name="ce3" table:formula="of:=[.A13]+1" office:value-type="date" office:date-value="2014-01-13" calcext:value-type="date">
            <text:p>13.01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4]+1" office:value-type="date" office:date-value="2014-01-14" calcext:value-type="date">
            <text:p>14.01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5]+1" office:value-type="date" office:date-value="2014-01-15" calcext:value-type="date">
            <text:p>15.01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6]+1" office:value-type="date" office:date-value="2014-01-16" calcext:value-type="date">
            <text:p>16.01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7]+1" office:value-type="date" office:date-value="2014-01-17" calcext:value-type="date">
            <text:p>17.01.2014</text:p>
          </table:table-cell>
          <table:table-cell table:number-columns-repeated="16"/>
        </table:table-row>
        <table:table-row table:style-name="ro1">
          <table:table-cell table:style-name="ce3" table:formula="of:=[.A18]+1" office:value-type="date" office:date-value="2014-01-18" calcext:value-type="date">
            <text:p>18.01.2014</text:p>
          </table:table-cell>
          <table:table-cell table:number-columns-repeated="16"/>
        </table:table-row>
        <table:table-row table:style-name="ro1">
          <table:table-cell table:style-name="ce3" table:formula="of:=[.A19]+1" office:value-type="date" office:date-value="2014-01-19" calcext:value-type="date">
            <text:p>19.01.2014</text:p>
          </table:table-cell>
          <table:table-cell table:number-columns-repeated="16"/>
        </table:table-row>
        <table:table-row table:style-name="ro1">
          <table:table-cell table:style-name="ce3" table:formula="of:=[.A20]+1" office:value-type="date" office:date-value="2014-01-20" calcext:value-type="date">
            <text:p>20.01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number-columns-repeated="3"/>
          <table:table-cell office:value-type="string" calcext:value-type="string">
            <text:p>w1</text:p>
          </table:table-cell>
          <table:table-cell table:number-columns-repeated="8"/>
        </table:table-row>
        <table:table-row table:style-name="ro1">
          <table:table-cell table:style-name="ce3" table:formula="of:=[.A21]+1" office:value-type="date" office:date-value="2014-01-21" calcext:value-type="date">
            <text:p>21.01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2]+1" office:value-type="date" office:date-value="2014-01-22" calcext:value-type="date">
            <text:p>22.01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3]+1" office:value-type="date" office:date-value="2014-01-23" calcext:value-type="date">
            <text:p>23.01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table:number-columns-repeated="3"/>
          <table:table-cell office:value-type="string" calcext:value-type="string">
            <text:p>w2</text:p>
          </table:table-cell>
          <table:table-cell table:number-columns-repeated="8"/>
        </table:table-row>
        <table:table-row table:style-name="ro1">
          <table:table-cell table:style-name="ce3" table:formula="of:=[.A24]+1" office:value-type="date" office:date-value="2014-01-24" calcext:value-type="date">
            <text:p>24.01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5]+1" office:value-type="date" office:date-value="2014-01-25" calcext:value-type="date">
            <text:p>25.01.2014</text:p>
          </table:table-cell>
          <table:table-cell table:number-columns-repeated="16"/>
        </table:table-row>
        <table:table-row table:style-name="ro1">
          <table:table-cell table:style-name="ce3" table:formula="of:=[.A26]+1" office:value-type="date" office:date-value="2014-01-26" calcext:value-type="date">
            <text:p>26.01.2014</text:p>
          </table:table-cell>
          <table:table-cell table:number-columns-repeated="16"/>
        </table:table-row>
        <table:table-row table:style-name="ro1">
          <table:table-cell table:style-name="ce3" table:formula="of:=[.A27]+1" office:value-type="date" office:date-value="2014-01-27" calcext:value-type="date">
            <text:p>27.01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8]+1" office:value-type="date" office:date-value="2014-01-28" calcext:value-type="date">
            <text:p>28.01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29]+1" office:value-type="date" office:date-value="2014-01-29" calcext:value-type="date">
            <text:p>29.01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30]+1" office:value-type="date" office:date-value="2014-01-30" calcext:value-type="date">
            <text:p>30.01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1]+1" office:value-type="date" office:date-value="2014-01-31" calcext:value-type="date">
            <text:p>31.01.2014</text:p>
          </table:table-cell>
          <table:table-cell table:number-columns-repeated="16"/>
        </table:table-row>
        <table:table-row table:style-name="ro1">
          <table:table-cell table:style-name="ce3" table:formula="of:=[.A32]+1" office:value-type="date" office:date-value="2014-02-01" calcext:value-type="date">
            <text:p>01.02.2014</text:p>
          </table:table-cell>
          <table:table-cell table:number-columns-repeated="16"/>
        </table:table-row>
        <table:table-row table:style-name="ro1">
          <table:table-cell table:style-name="ce3" table:formula="of:=[.A33]+1" office:value-type="date" office:date-value="2014-02-02" calcext:value-type="date">
            <text:p>02.02.2014</text:p>
          </table:table-cell>
          <table:table-cell table:number-columns-repeated="16"/>
        </table:table-row>
        <table:table-row table:style-name="ro1">
          <table:table-cell table:style-name="ce3" table:formula="of:=[.A34]+1" office:value-type="date" office:date-value="2014-02-03" calcext:value-type="date">
            <text:p>03.02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2"/>
        </table:table-row>
        <table:table-row table:style-name="ro1">
          <table:table-cell table:style-name="ce3" table:formula="of:=[.A35]+1" office:value-type="date" office:date-value="2014-02-04" calcext:value-type="date">
            <text:p>04.02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6]+1" office:value-type="date" office:date-value="2014-02-05" calcext:value-type="date">
            <text:p>05.02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37]+1" office:value-type="date" office:date-value="2014-02-06" calcext:value-type="date">
            <text:p>06.02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38]+1" office:value-type="date" office:date-value="2014-02-07" calcext:value-type="date">
            <text:p>07.02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39]+1" office:value-type="date" office:date-value="2014-02-08" calcext:value-type="date">
            <text:p>08.02.2014</text:p>
          </table:table-cell>
          <table:table-cell table:number-columns-repeated="16"/>
        </table:table-row>
        <table:table-row table:style-name="ro1">
          <table:table-cell table:style-name="ce3" table:formula="of:=[.A40]+1" office:value-type="date" office:date-value="2014-02-09" calcext:value-type="date">
            <text:p>09.02.2014</text:p>
          </table:table-cell>
          <table:table-cell table:number-columns-repeated="16"/>
        </table:table-row>
        <table:table-row table:style-name="ro1">
          <table:table-cell table:style-name="ce3" table:formula="of:=[.A41]+1" office:value-type="date" office:date-value="2014-02-10" calcext:value-type="date">
            <text:p>10.02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42]+1" office:value-type="date" office:date-value="2014-02-11" calcext:value-type="date">
            <text:p>11.02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43]+1" office:value-type="date" office:date-value="2014-02-12" calcext:value-type="date">
            <text:p>12.02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44]+1" office:value-type="date" office:date-value="2014-02-13" calcext:value-type="date">
            <text:p>13.02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45]+1" office:value-type="date" office:date-value="2014-02-14" calcext:value-type="date">
            <text:p>14.02.2014</text:p>
          </table:table-cell>
          <table:table-cell table:number-columns-repeated="16"/>
        </table:table-row>
        <table:table-row table:style-name="ro1">
          <table:table-cell table:style-name="ce3" table:formula="of:=[.A46]+1" office:value-type="date" office:date-value="2014-02-15" calcext:value-type="date">
            <text:p>15.02.2014</text:p>
          </table:table-cell>
          <table:table-cell table:number-columns-repeated="16"/>
        </table:table-row>
        <table:table-row table:style-name="ro1">
          <table:table-cell table:style-name="ce3" table:formula="of:=[.A47]+1" office:value-type="date" office:date-value="2014-02-16" calcext:value-type="date">
            <text:p>16.02.2014</text:p>
          </table:table-cell>
          <table:table-cell table:number-columns-repeated="16"/>
        </table:table-row>
        <table:table-row table:style-name="ro1">
          <table:table-cell table:style-name="ce3" table:formula="of:=[.A48]+1" office:value-type="date" office:date-value="2014-02-17" calcext:value-type="date">
            <text:p>17.02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number-columns-repeated="12"/>
        </table:table-row>
        <table:table-row table:style-name="ro1">
          <table:table-cell table:style-name="ce3" table:formula="of:=[.A49]+1" office:value-type="date" office:date-value="2014-02-18" calcext:value-type="date">
            <text:p>18.02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50]+1" office:value-type="date" office:date-value="2014-02-19" calcext:value-type="date">
            <text:p>19.02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51]+1" office:value-type="date" office:date-value="2014-02-20" calcext:value-type="date">
            <text:p>20.02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52]+1" office:value-type="date" office:date-value="2014-02-21" calcext:value-type="date">
            <text:p>21.02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53]+1" office:value-type="date" office:date-value="2014-02-22" calcext:value-type="date">
            <text:p>22.02.2014</text:p>
          </table:table-cell>
          <table:table-cell table:number-columns-repeated="16"/>
        </table:table-row>
        <table:table-row table:style-name="ro1">
          <table:table-cell table:style-name="ce3" table:formula="of:=[.A54]+1" office:value-type="date" office:date-value="2014-02-23" calcext:value-type="date">
            <text:p>23.02.2014</text:p>
          </table:table-cell>
          <table:table-cell table:number-columns-repeated="16"/>
        </table:table-row>
        <table:table-row table:style-name="ro1">
          <table:table-cell table:style-name="ce3" table:formula="of:=[.A55]+1" office:value-type="date" office:date-value="2014-02-24" calcext:value-type="date">
            <text:p>24.0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56]+1" office:value-type="date" office:date-value="2014-02-25" calcext:value-type="date">
            <text:p>25.02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57]+1" office:value-type="date" office:date-value="2014-02-26" calcext:value-type="date">
            <text:p>26.02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58]+1" office:value-type="date" office:date-value="2014-02-27" calcext:value-type="date">
            <text:p>27.02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59]+1" office:value-type="date" office:date-value="2014-02-28" calcext:value-type="date">
            <text:p>28.02.2014</text:p>
          </table:table-cell>
          <table:table-cell table:number-columns-repeated="16"/>
        </table:table-row>
        <table:table-row table:style-name="ro1">
          <table:table-cell table:style-name="ce3" table:formula="of:=[.A60]+1" office:value-type="date" office:date-value="2014-03-01" calcext:value-type="date">
            <text:p>01.03.2014</text:p>
          </table:table-cell>
          <table:table-cell table:number-columns-repeated="16"/>
        </table:table-row>
        <table:table-row table:style-name="ro1">
          <table:table-cell table:style-name="ce3" table:formula="of:=[.A61]+1" office:value-type="date" office:date-value="2014-03-02" calcext:value-type="date">
            <text:p>02.03.2014</text:p>
          </table:table-cell>
          <table:table-cell table:number-columns-repeated="16"/>
        </table:table-row>
        <table:table-row table:style-name="ro1">
          <table:table-cell table:style-name="ce3" table:formula="of:=[.A62]+1" office:value-type="date" office:date-value="2014-03-03" calcext:value-type="date">
            <text:p>03.03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2"/>
        </table:table-row>
        <table:table-row table:style-name="ro1">
          <table:table-cell table:style-name="ce3" table:formula="of:=[.A63]+1" office:value-type="date" office:date-value="2014-03-04" calcext:value-type="date">
            <text:p>04.03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64]+1" office:value-type="date" office:date-value="2014-03-05" calcext:value-type="date">
            <text:p>05.03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65]+1" office:value-type="date" office:date-value="2014-03-06" calcext:value-type="date">
            <text:p>06.03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66]+1" office:value-type="date" office:date-value="2014-03-07" calcext:value-type="date">
            <text:p>07.03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67]+1" office:value-type="date" office:date-value="2014-03-08" calcext:value-type="date">
            <text:p>08.03.2014</text:p>
          </table:table-cell>
          <table:table-cell table:number-columns-repeated="16"/>
        </table:table-row>
        <table:table-row table:style-name="ro1">
          <table:table-cell table:style-name="ce3" table:formula="of:=[.A68]+1" office:value-type="date" office:date-value="2014-03-09" calcext:value-type="date">
            <text:p>09.03.2014</text:p>
          </table:table-cell>
          <table:table-cell table:number-columns-repeated="16"/>
        </table:table-row>
        <table:table-row table:style-name="ro1">
          <table:table-cell table:style-name="ce3" table:formula="of:=[.A69]+1" office:value-type="date" office:date-value="2014-03-10" calcext:value-type="date">
            <text:p>10.03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70]+1" office:value-type="date" office:date-value="2014-03-11" calcext:value-type="date">
            <text:p>11.03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71]+1" office:value-type="date" office:date-value="2014-03-12" calcext:value-type="date">
            <text:p>12.03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72]+1" office:value-type="date" office:date-value="2014-03-13" calcext:value-type="date">
            <text:p>13.03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73]+1" office:value-type="date" office:date-value="2014-03-14" calcext:value-type="date">
            <text:p>14.03.2014</text:p>
          </table:table-cell>
          <table:table-cell table:number-columns-repeated="16"/>
        </table:table-row>
        <table:table-row table:style-name="ro1">
          <table:table-cell table:style-name="ce3" table:formula="of:=[.A74]+1" office:value-type="date" office:date-value="2014-03-15" calcext:value-type="date">
            <text:p>15.03.2014</text:p>
          </table:table-cell>
          <table:table-cell table:number-columns-repeated="16"/>
        </table:table-row>
        <table:table-row table:style-name="ro1">
          <table:table-cell table:style-name="ce3" table:formula="of:=[.A75]+1" office:value-type="date" office:date-value="2014-03-16" calcext:value-type="date">
            <text:p>16.03.2014</text:p>
          </table:table-cell>
          <table:table-cell table:number-columns-repeated="16"/>
        </table:table-row>
        <table:table-row table:style-name="ro1">
          <table:table-cell table:style-name="ce3" table:formula="of:=[.A76]+1" office:value-type="date" office:date-value="2014-03-17" calcext:value-type="date">
            <text:p>17.03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number-columns-repeated="12"/>
        </table:table-row>
        <table:table-row table:style-name="ro1">
          <table:table-cell table:style-name="ce3" table:formula="of:=[.A77]+1" office:value-type="date" office:date-value="2014-03-18" calcext:value-type="date">
            <text:p>18.03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78]+1" office:value-type="date" office:date-value="2014-03-19" calcext:value-type="date">
            <text:p>19.03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79]+1" office:value-type="date" office:date-value="2014-03-20" calcext:value-type="date">
            <text:p>20.03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80]+1" office:value-type="date" office:date-value="2014-03-21" calcext:value-type="date">
            <text:p>21.03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81]+1" office:value-type="date" office:date-value="2014-03-22" calcext:value-type="date">
            <text:p>22.03.2014</text:p>
          </table:table-cell>
          <table:table-cell table:number-columns-repeated="16"/>
        </table:table-row>
        <table:table-row table:style-name="ro1">
          <table:table-cell table:style-name="ce3" table:formula="of:=[.A82]+1" office:value-type="date" office:date-value="2014-03-23" calcext:value-type="date">
            <text:p>23.03.2014</text:p>
          </table:table-cell>
          <table:table-cell table:number-columns-repeated="16"/>
        </table:table-row>
        <table:table-row table:style-name="ro1">
          <table:table-cell table:style-name="ce3" table:formula="of:=[.A83]+1" office:value-type="date" office:date-value="2014-03-24" calcext:value-type="date">
            <text:p>24.03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84]+1" office:value-type="date" office:date-value="2014-03-25" calcext:value-type="date">
            <text:p>25.03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85]+1" office:value-type="date" office:date-value="2014-03-26" calcext:value-type="date">
            <text:p>26.03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86]+1" office:value-type="date" office:date-value="2014-03-27" calcext:value-type="date">
            <text:p>27.03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87]+1" office:value-type="date" office:date-value="2014-03-28" calcext:value-type="date">
            <text:p>28.03.2014</text:p>
          </table:table-cell>
          <table:table-cell table:number-columns-repeated="16"/>
        </table:table-row>
        <table:table-row table:style-name="ro1">
          <table:table-cell table:style-name="ce3" table:formula="of:=[.A88]+1" office:value-type="date" office:date-value="2014-03-29" calcext:value-type="date">
            <text:p>29.03.2014</text:p>
          </table:table-cell>
          <table:table-cell table:number-columns-repeated="16"/>
        </table:table-row>
        <table:table-row table:style-name="ro1">
          <table:table-cell table:style-name="ce3" table:formula="of:=[.A89]+1" office:value-type="date" office:date-value="2014-03-30" calcext:value-type="date">
            <text:p>30.03.2014</text:p>
          </table:table-cell>
          <table:table-cell table:number-columns-repeated="16"/>
        </table:table-row>
        <table:table-row table:style-name="ro1">
          <table:table-cell table:style-name="ce3" table:formula="of:=[.A90]+1" office:value-type="date" office:date-value="2014-03-31" calcext:value-type="date">
            <text:p>31.03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number-columns-repeated="9"/>
        </table:table-row>
        <table:table-row table:style-name="ro1">
          <table:table-cell table:style-name="ce3" table:formula="of:=[.A91]+1" office:value-type="date" office:date-value="2014-04-01" calcext:value-type="date">
            <text:p>01.04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92]+1" office:value-type="date" office:date-value="2014-04-02" calcext:value-type="date">
            <text:p>02.04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93]+1" office:value-type="date" office:date-value="2014-04-03" calcext:value-type="date">
            <text:p>03.04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9"/>
        </table:table-row>
        <table:table-row table:style-name="ro1">
          <table:table-cell table:style-name="ce3" table:formula="of:=[.A94]+1" office:value-type="date" office:date-value="2014-04-04" calcext:value-type="date">
            <text:p>04.04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95]+1" office:value-type="date" office:date-value="2014-04-05" calcext:value-type="date">
            <text:p>05.04.2014</text:p>
          </table:table-cell>
          <table:table-cell table:number-columns-repeated="16"/>
        </table:table-row>
        <table:table-row table:style-name="ro1">
          <table:table-cell table:style-name="ce3" table:formula="of:=[.A96]+1" office:value-type="date" office:date-value="2014-04-06" calcext:value-type="date">
            <text:p>06.04.2014</text:p>
          </table:table-cell>
          <table:table-cell table:number-columns-repeated="16"/>
        </table:table-row>
        <table:table-row table:style-name="ro1">
          <table:table-cell table:style-name="ce3" table:formula="of:=[.A97]+1" office:value-type="date" office:date-value="2014-04-07" calcext:value-type="date">
            <text:p>07.04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98]+1" office:value-type="date" office:date-value="2014-04-08" calcext:value-type="date">
            <text:p>08.04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99]+1" office:value-type="date" office:date-value="2014-04-09" calcext:value-type="date">
            <text:p>09.04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00]+1" office:value-type="date" office:date-value="2014-04-10" calcext:value-type="date">
            <text:p>10.04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01]+1" office:value-type="date" office:date-value="2014-04-11" calcext:value-type="date">
            <text:p>11.04.2014</text:p>
          </table:table-cell>
          <table:table-cell table:number-columns-repeated="16"/>
        </table:table-row>
        <table:table-row table:style-name="ro1">
          <table:table-cell table:style-name="ce2" table:formula="of:=[.A102]+1" office:value-type="date" office:date-value="2014-04-12" calcext:value-type="date">
            <text:p>12.04.2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3]+1" office:value-type="date" office:date-value="2014-04-13" calcext:value-type="date">
            <text:p>13.04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4]+1" office:value-type="date" office:date-value="2014-04-14" calcext:value-type="date">
            <text:p>14.04.2014</text:p>
          </table:table-cell>
          <table:table-cell table:style-name="Default" table:number-columns-repeated="2"/>
          <table:table-cell table:number-columns-repeated="2" office:value-type="string" calcext:value-type="string">
            <text:p>'2'</text:p>
          </table:table-cell>
          <table:table-cell table:style-name="Default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5]+1" office:value-type="date" office:date-value="2014-04-15" calcext:value-type="date">
            <text:p>15.04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/>
          <table:table-cell table:style-name="Default"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6]+1" office:value-type="date" office:date-value="2014-04-16" calcext:value-type="date">
            <text:p>16.04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7]+1" office:value-type="date" office:date-value="2014-04-17" calcext:value-type="date">
            <text:p>17.04.2014</text:p>
          </table:table-cell>
          <table:table-cell table:number-columns-repeated="2"/>
          <table:table-cell table:style-name="Default" table:number-columns-repeated="3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8]+1" office:value-type="date" office:date-value="2014-04-18" calcext:value-type="date">
            <text:p>18.04.2014</text:p>
          </table:table-cell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09]+1" office:value-type="date" office:date-value="2014-04-19" calcext:value-type="date">
            <text:p>19.04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10]+1" office:value-type="date" office:date-value="2014-04-20" calcext:value-type="date">
            <text:p>20.04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2" table:formula="of:=[.A111]+1" office:value-type="date" office:date-value="2014-04-21" calcext:value-type="date">
            <text:p>21.04.2014</text:p>
          </table:table-cell>
          <table:table-cell table:style-name="Default" table:number-columns-repeated="5"/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3" table:formula="of:=[.A112]+1" office:value-type="date" office:date-value="2014-04-22" calcext:value-type="date">
            <text:p>22.04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/>
          <table:table-cell table:style-name="ce6" table:number-columns-repeated="2"/>
          <table:table-cell table:style-name="ce8" table:number-columns-repeated="6"/>
          <table:table-cell table:number-columns-repeated="2"/>
        </table:table-row>
        <table:table-row table:style-name="ro1">
          <table:table-cell table:style-name="ce3" table:formula="of:=[.A113]+1" office:value-type="date" office:date-value="2014-04-23" calcext:value-type="date">
            <text:p>23.04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14]+1" office:value-type="date" office:date-value="2014-04-24" calcext:value-type="date">
            <text:p>24.04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15]+1" office:value-type="date" office:date-value="2014-04-25" calcext:value-type="date">
            <text:p>25.04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16]+1" office:value-type="date" office:date-value="2014-04-26" calcext:value-type="date">
            <text:p>26.04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17]+1" office:value-type="date" office:date-value="2014-04-27" calcext:value-type="date">
            <text:p>27.04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18]+1" office:value-type="date" office:date-value="2014-04-28" calcext:value-type="date">
            <text:p>28.04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19]+1" office:value-type="date" office:date-value="2014-04-29" calcext:value-type="date">
            <text:p>29.04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table:formula="of:=[.A120]+1" office:value-type="date" office:date-value="2014-04-30" calcext:value-type="date">
            <text:p>30.04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121]+1" office:value-type="date" office:date-value="2014-05-01" calcext:value-type="date">
            <text:p>01.05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22]+1" office:value-type="date" office:date-value="2014-05-02" calcext:value-type="date">
            <text:p>02.05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123]+1" office:value-type="date" office:date-value="2014-05-03" calcext:value-type="date">
            <text:p>03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24]+1" office:value-type="date" office:date-value="2014-05-04" calcext:value-type="date">
            <text:p>04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25]+1" office:value-type="date" office:date-value="2014-05-05" calcext:value-type="date">
            <text:p>05.05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26]+1" office:value-type="date" office:date-value="2014-05-06" calcext:value-type="date">
            <text:p>06.05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27]+1" office:value-type="date" office:date-value="2014-05-07" calcext:value-type="date">
            <text:p>07.05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28]+1" office:value-type="date" office:date-value="2014-05-08" calcext:value-type="date">
            <text:p>08.05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29]+1" office:value-type="date" office:date-value="2014-05-09" calcext:value-type="date">
            <text:p>09.05.2014</text:p>
          </table:table-cell>
          <table:table-cell table:number-columns-repeated="16"/>
        </table:table-row>
        <table:table-row table:style-name="ro1">
          <table:table-cell table:style-name="ce3" table:formula="of:=[.A130]+1" office:value-type="date" office:date-value="2014-05-10" calcext:value-type="date">
            <text:p>10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1]+1" office:value-type="date" office:date-value="2014-05-11" calcext:value-type="date">
            <text:p>11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2]+1" office:value-type="date" office:date-value="2014-05-12" calcext:value-type="date">
            <text:p>12.05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33]+1" office:value-type="date" office:date-value="2014-05-13" calcext:value-type="date">
            <text:p>13.05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34]+1" office:value-type="date" office:date-value="2014-05-14" calcext:value-type="date">
            <text:p>14.05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135]+1" office:value-type="date" office:date-value="2014-05-15" calcext:value-type="date">
            <text:p>15.05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36]+1" office:value-type="date" office:date-value="2014-05-16" calcext:value-type="date">
            <text:p>16.05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137]+1" office:value-type="date" office:date-value="2014-05-17" calcext:value-type="date">
            <text:p>17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8]+1" office:value-type="date" office:date-value="2014-05-18" calcext:value-type="date">
            <text:p>18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39]+1" office:value-type="date" office:date-value="2014-05-19" calcext:value-type="date">
            <text:p>19.05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40]+1" office:value-type="date" office:date-value="2014-05-20" calcext:value-type="date">
            <text:p>20.05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41]+1" office:value-type="date" office:date-value="2014-05-21" calcext:value-type="date">
            <text:p>21.05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42]+1" office:value-type="date" office:date-value="2014-05-22" calcext:value-type="date">
            <text:p>22.05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43]+1" office:value-type="date" office:date-value="2014-05-23" calcext:value-type="date">
            <text:p>23.05.2014</text:p>
          </table:table-cell>
          <table:table-cell table:number-columns-repeated="16"/>
        </table:table-row>
        <table:table-row table:style-name="ro1">
          <table:table-cell table:style-name="ce3" table:formula="of:=[.A144]+1" office:value-type="date" office:date-value="2014-05-24" calcext:value-type="date">
            <text:p>24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45]+1" office:value-type="date" office:date-value="2014-05-25" calcext:value-type="date">
            <text:p>25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46]+1" office:value-type="date" office:date-value="2014-05-26" calcext:value-type="date">
            <text:p>26.05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47]+1" office:value-type="date" office:date-value="2014-05-27" calcext:value-type="date">
            <text:p>27.05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12"/>
        </table:table-row>
        <table:table-row table:style-name="ro1">
          <table:table-cell table:style-name="ce3" table:formula="of:=[.A148]+1" office:value-type="date" office:date-value="2014-05-28" calcext:value-type="date">
            <text:p>28.05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2" table:formula="of:=[.A149]+1" office:value-type="date" office:date-value="2014-05-29" calcext:value-type="date">
            <text:p>29.05.2014</text:p>
          </table:table-cell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table:formula="of:=[.A150]+1" office:value-type="date" office:date-value="2014-05-30" calcext:value-type="date">
            <text:p>30.05.2014</text:p>
          </table:table-cell>
          <table:table-cell table:number-columns-repeated="2"/>
          <table:table-cell table:style-name="Default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51]+1" office:value-type="date" office:date-value="2014-05-31" calcext:value-type="date">
            <text:p>31.05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52]+1" office:value-type="date" office:date-value="2014-06-01" calcext:value-type="date">
            <text:p>01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53]+1" office:value-type="date" office:date-value="2014-06-02" calcext:value-type="date">
            <text:p>02.06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54]+1" office:value-type="date" office:date-value="2014-06-03" calcext:value-type="date">
            <text:p>03.06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55]+1" office:value-type="date" office:date-value="2014-06-04" calcext:value-type="date">
            <text:p>04.06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56]+1" office:value-type="date" office:date-value="2014-06-05" calcext:value-type="date">
            <text:p>05.06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57]+1" office:value-type="date" office:date-value="2014-06-06" calcext:value-type="date">
            <text:p>06.06.2014</text:p>
          </table:table-cell>
          <table:table-cell table:number-columns-repeated="16"/>
        </table:table-row>
        <table:table-row table:style-name="ro1">
          <table:table-cell table:style-name="ce3" table:formula="of:=[.A158]+1" office:value-type="date" office:date-value="2014-06-07" calcext:value-type="date">
            <text:p>07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2" table:formula="of:=[.A159]+1" office:value-type="date" office:date-value="2014-06-08" calcext:value-type="date">
            <text:p>08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2" table:formula="of:=[.A160]+1" office:value-type="date" office:date-value="2014-06-09" calcext:value-type="date">
            <text:p>09.06.201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3" table:formula="of:=[.A161]+1" office:value-type="date" office:date-value="2014-06-10" calcext:value-type="date">
            <text:p>10.06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62]+1" office:value-type="date" office:date-value="2014-06-11" calcext:value-type="date">
            <text:p>11.06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table:formula="of:=[.A163]+1" office:value-type="date" office:date-value="2014-06-12" calcext:value-type="date">
            <text:p>12.06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64]+1" office:value-type="date" office:date-value="2014-06-13" calcext:value-type="date">
            <text:p>13.06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65]+1" office:value-type="date" office:date-value="2014-06-14" calcext:value-type="date">
            <text:p>14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66]+1" office:value-type="date" office:date-value="2014-06-15" calcext:value-type="date">
            <text:p>15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67]+1" office:value-type="date" office:date-value="2014-06-16" calcext:value-type="date">
            <text:p>16.06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68]+1" office:value-type="date" office:date-value="2014-06-17" calcext:value-type="date">
            <text:p>17.06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69]+1" office:value-type="date" office:date-value="2014-06-18" calcext:value-type="date">
            <text:p>18.06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2" table:formula="of:=[.A170]+1" office:value-type="date" office:date-value="2014-06-19" calcext:value-type="date">
            <text:p>19.06.2014</text:p>
          </table:table-cell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table:formula="of:=[.A171]+1" office:value-type="date" office:date-value="2014-06-20" calcext:value-type="date">
            <text:p>20.06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72]+1" office:value-type="date" office:date-value="2014-06-21" calcext:value-type="date">
            <text:p>21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73]+1" office:value-type="date" office:date-value="2014-06-22" calcext:value-type="date">
            <text:p>22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74]+1" office:value-type="date" office:date-value="2014-06-23" calcext:value-type="date">
            <text:p>23.06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75]+1" office:value-type="date" office:date-value="2014-06-24" calcext:value-type="date">
            <text:p>24.06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12"/>
        </table:table-row>
        <table:table-row table:style-name="ro1">
          <table:table-cell table:style-name="ce3" table:formula="of:=[.A176]+1" office:value-type="date" office:date-value="2014-06-25" calcext:value-type="date">
            <text:p>25.06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177]+1" office:value-type="date" office:date-value="2014-06-26" calcext:value-type="date">
            <text:p>26.06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78]+1" office:value-type="date" office:date-value="2014-06-27" calcext:value-type="date">
            <text:p>27.06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179]+1" office:value-type="date" office:date-value="2014-06-28" calcext:value-type="date">
            <text:p>28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0]+1" office:value-type="date" office:date-value="2014-06-29" calcext:value-type="date">
            <text:p>29.06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1]+1" office:value-type="date" office:date-value="2014-06-30" calcext:value-type="date">
            <text:p>30.06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82]+1" office:value-type="date" office:date-value="2014-07-01" calcext:value-type="date">
            <text:p>01.07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183]+1" office:value-type="date" office:date-value="2014-07-02" calcext:value-type="date">
            <text:p>02.07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84]+1" office:value-type="date" office:date-value="2014-07-03" calcext:value-type="date">
            <text:p>03.07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85]+1" office:value-type="date" office:date-value="2014-07-04" calcext:value-type="date">
            <text:p>04.07.2014</text:p>
          </table:table-cell>
          <table:table-cell table:number-columns-repeated="16"/>
        </table:table-row>
        <table:table-row table:style-name="ro1">
          <table:table-cell table:style-name="ce3" table:formula="of:=[.A186]+1" office:value-type="date" office:date-value="2014-07-05" calcext:value-type="date">
            <text:p>05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7]+1" office:value-type="date" office:date-value="2014-07-06" calcext:value-type="date">
            <text:p>06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88]+1" office:value-type="date" office:date-value="2014-07-07" calcext:value-type="date">
            <text:p>07.07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89]+1" office:value-type="date" office:date-value="2014-07-08" calcext:value-type="date">
            <text:p>08.07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190]+1" office:value-type="date" office:date-value="2014-07-09" calcext:value-type="date">
            <text:p>09.07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191]+1" office:value-type="date" office:date-value="2014-07-10" calcext:value-type="date">
            <text:p>10.07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92]+1" office:value-type="date" office:date-value="2014-07-11" calcext:value-type="date">
            <text:p>11.07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193]+1" office:value-type="date" office:date-value="2014-07-12" calcext:value-type="date">
            <text:p>12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94]+1" office:value-type="date" office:date-value="2014-07-13" calcext:value-type="date">
            <text:p>13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195]+1" office:value-type="date" office:date-value="2014-07-14" calcext:value-type="date">
            <text:p>14.07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196]+1" office:value-type="date" office:date-value="2014-07-15" calcext:value-type="date">
            <text:p>15.07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197]+1" office:value-type="date" office:date-value="2014-07-16" calcext:value-type="date">
            <text:p>16.07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198]+1" office:value-type="date" office:date-value="2014-07-17" calcext:value-type="date">
            <text:p>17.07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199]+1" office:value-type="date" office:date-value="2014-07-18" calcext:value-type="date">
            <text:p>18.07.2014</text:p>
          </table:table-cell>
          <table:table-cell table:number-columns-repeated="16"/>
        </table:table-row>
        <table:table-row table:style-name="ro1">
          <table:table-cell table:style-name="ce3" table:formula="of:=[.A200]+1" office:value-type="date" office:date-value="2014-07-19" calcext:value-type="date">
            <text:p>19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1]+1" office:value-type="date" office:date-value="2014-07-20" calcext:value-type="date">
            <text:p>20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2]+1" office:value-type="date" office:date-value="2014-07-21" calcext:value-type="date">
            <text:p>21.07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03]+1" office:value-type="date" office:date-value="2014-07-22" calcext:value-type="date">
            <text:p>22.07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12"/>
        </table:table-row>
        <table:table-row table:style-name="ro1">
          <table:table-cell table:style-name="ce3" table:formula="of:=[.A204]+1" office:value-type="date" office:date-value="2014-07-23" calcext:value-type="date">
            <text:p>23.07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05]+1" office:value-type="date" office:date-value="2014-07-24" calcext:value-type="date">
            <text:p>24.07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06]+1" office:value-type="date" office:date-value="2014-07-25" calcext:value-type="date">
            <text:p>25.07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207]+1" office:value-type="date" office:date-value="2014-07-26" calcext:value-type="date">
            <text:p>26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8]+1" office:value-type="date" office:date-value="2014-07-27" calcext:value-type="date">
            <text:p>27.07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09]+1" office:value-type="date" office:date-value="2014-07-28" calcext:value-type="date">
            <text:p>28.07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10]+1" office:value-type="date" office:date-value="2014-07-29" calcext:value-type="date">
            <text:p>29.07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table:formula="of:=[.A211]+1" office:value-type="date" office:date-value="2014-07-30" calcext:value-type="date">
            <text:p>30.07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 table:formula="of:=[.A212]+1" office:value-type="date" office:date-value="2014-07-31" calcext:value-type="date">
            <text:p>31.07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3]+1" office:value-type="date" office:date-value="2014-08-01" calcext:value-type="date">
            <text:p>01.08.2014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3" table:formula="of:=[.A214]+1" office:value-type="date" office:date-value="2014-08-02" calcext:value-type="date">
            <text:p>02.08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15]+1" office:value-type="date" office:date-value="2014-08-03" calcext:value-type="date">
            <text:p>03.08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16]+1" office:value-type="date" office:date-value="2014-08-04" calcext:value-type="date">
            <text:p>04.08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17]+1" office:value-type="date" office:date-value="2014-08-05" calcext:value-type="date">
            <text:p>05.08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18]+1" office:value-type="date" office:date-value="2014-08-06" calcext:value-type="date">
            <text:p>06.08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19]+1" office:value-type="date" office:date-value="2014-08-07" calcext:value-type="date">
            <text:p>07.08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20]+1" office:value-type="date" office:date-value="2014-08-08" calcext:value-type="date">
            <text:p>08.08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21]+1" office:value-type="date" office:date-value="2014-08-09" calcext:value-type="date">
            <text:p>09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2]+1" office:value-type="date" office:date-value="2014-08-10" calcext:value-type="date">
            <text:p>10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3]+1" office:value-type="date" office:date-value="2014-08-11" calcext:value-type="date">
            <text:p>11.08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24]+1" office:value-type="date" office:date-value="2014-08-12" calcext:value-type="date">
            <text:p>12.08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25]+1" office:value-type="date" office:date-value="2014-08-13" calcext:value-type="date">
            <text:p>13.08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26]+1" office:value-type="date" office:date-value="2014-08-14" calcext:value-type="date">
            <text:p>14.08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27]+1" office:value-type="date" office:date-value="2014-08-15" calcext:value-type="date">
            <text:p>15.08.2014</text:p>
          </table:table-cell>
          <table:table-cell table:number-columns-repeated="16"/>
        </table:table-row>
        <table:table-row table:style-name="ro1">
          <table:table-cell table:style-name="ce3" table:formula="of:=[.A228]+1" office:value-type="date" office:date-value="2014-08-16" calcext:value-type="date">
            <text:p>16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29]+1" office:value-type="date" office:date-value="2014-08-17" calcext:value-type="date">
            <text:p>17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0]+1" office:value-type="date" office:date-value="2014-08-18" calcext:value-type="date">
            <text:p>18.08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31]+1" office:value-type="date" office:date-value="2014-08-19" calcext:value-type="date">
            <text:p>19.08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32]+1" office:value-type="date" office:date-value="2014-08-20" calcext:value-type="date">
            <text:p>20.08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33]+1" office:value-type="date" office:date-value="2014-08-21" calcext:value-type="date">
            <text:p>21.08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34]+1" office:value-type="date" office:date-value="2014-08-22" calcext:value-type="date">
            <text:p>22.08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235]+1" office:value-type="date" office:date-value="2014-08-23" calcext:value-type="date">
            <text:p>23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6]+1" office:value-type="date" office:date-value="2014-08-24" calcext:value-type="date">
            <text:p>24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37]+1" office:value-type="date" office:date-value="2014-08-25" calcext:value-type="date">
            <text:p>25.08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38]+1" office:value-type="date" office:date-value="2014-08-26" calcext:value-type="date">
            <text:p>26.08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239]+1" office:value-type="date" office:date-value="2014-08-27" calcext:value-type="date">
            <text:p>27.08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40]+1" office:value-type="date" office:date-value="2014-08-28" calcext:value-type="date">
            <text:p>28.08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41]+1" office:value-type="date" office:date-value="2014-08-29" calcext:value-type="date">
            <text:p>29.08.2014</text:p>
          </table:table-cell>
          <table:table-cell table:number-columns-repeated="16"/>
        </table:table-row>
        <table:table-row table:style-name="ro1">
          <table:table-cell table:style-name="ce3" table:formula="of:=[.A242]+1" office:value-type="date" office:date-value="2014-08-30" calcext:value-type="date">
            <text:p>30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43]+1" office:value-type="date" office:date-value="2014-08-31" calcext:value-type="date">
            <text:p>31.08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44]+1" office:value-type="date" office:date-value="2014-09-01" calcext:value-type="date">
            <text:p>01.09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45]+1" office:value-type="date" office:date-value="2014-09-02" calcext:value-type="date">
            <text:p>02.09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46]+1" office:value-type="date" office:date-value="2014-09-03" calcext:value-type="date">
            <text:p>03.09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47]+1" office:value-type="date" office:date-value="2014-09-04" calcext:value-type="date">
            <text:p>04.09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48]+1" office:value-type="date" office:date-value="2014-09-05" calcext:value-type="date">
            <text:p>05.09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249]+1" office:value-type="date" office:date-value="2014-09-06" calcext:value-type="date">
            <text:p>06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0]+1" office:value-type="date" office:date-value="2014-09-07" calcext:value-type="date">
            <text:p>07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1]+1" office:value-type="date" office:date-value="2014-09-08" calcext:value-type="date">
            <text:p>08.09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52]+1" office:value-type="date" office:date-value="2014-09-09" calcext:value-type="date">
            <text:p>09.09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53]+1" office:value-type="date" office:date-value="2014-09-10" calcext:value-type="date">
            <text:p>10.09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54]+1" office:value-type="date" office:date-value="2014-09-11" calcext:value-type="date">
            <text:p>11.09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55]+1" office:value-type="date" office:date-value="2014-09-12" calcext:value-type="date">
            <text:p>12.09.2014</text:p>
          </table:table-cell>
          <table:table-cell table:number-columns-repeated="16"/>
        </table:table-row>
        <table:table-row table:style-name="ro1">
          <table:table-cell table:style-name="ce3" table:formula="of:=[.A256]+1" office:value-type="date" office:date-value="2014-09-13" calcext:value-type="date">
            <text:p>13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7]+1" office:value-type="date" office:date-value="2014-09-14" calcext:value-type="date">
            <text:p>14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58]+1" office:value-type="date" office:date-value="2014-09-15" calcext:value-type="date">
            <text:p>15.09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59]+1" office:value-type="date" office:date-value="2014-09-16" calcext:value-type="date">
            <text:p>16.09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60]+1" office:value-type="date" office:date-value="2014-09-17" calcext:value-type="date">
            <text:p>17.09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61]+1" office:value-type="date" office:date-value="2014-09-18" calcext:value-type="date">
            <text:p>18.09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62]+1" office:value-type="date" office:date-value="2014-09-19" calcext:value-type="date">
            <text:p>19.09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263]+1" office:value-type="date" office:date-value="2014-09-20" calcext:value-type="date">
            <text:p>20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64]+1" office:value-type="date" office:date-value="2014-09-21" calcext:value-type="date">
            <text:p>21.09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65]+1" office:value-type="date" office:date-value="2014-09-22" calcext:value-type="date">
            <text:p>22.09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66]+1" office:value-type="date" office:date-value="2014-09-23" calcext:value-type="date">
            <text:p>23.09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267]+1" office:value-type="date" office:date-value="2014-09-24" calcext:value-type="date">
            <text:p>24.09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68]+1" office:value-type="date" office:date-value="2014-09-25" calcext:value-type="date">
            <text:p>25.09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69]+1" office:value-type="date" office:date-value="2014-09-26" calcext:value-type="date">
            <text:p>26.09.2014</text:p>
          </table:table-cell>
          <table:table-cell table:number-columns-repeated="16"/>
        </table:table-row>
        <table:table-row table:style-name="ro1">
          <table:table-cell table:style-name="ce2" table:formula="of:=[.A270]+1" office:value-type="date" office:date-value="2014-09-27" calcext:value-type="date">
            <text:p>27.09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table:style-name="Default"/>
          <table:table-cell office:value-type="string" calcext:value-type="string">
            <text:p>'1'</text:p>
          </table:table-cell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1]+1" office:value-type="date" office:date-value="2014-09-28" calcext:value-type="date">
            <text:p>28.09.2014</text:p>
          </table:table-cell>
          <table:table-cell table:number-columns-repeated="4"/>
          <table:table-cell table:style-name="ce6"/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2]+1" office:value-type="date" office:date-value="2014-09-29" calcext:value-type="date">
            <text:p>29.09.2014</text:p>
          </table:table-cell>
          <table:table-cell table:style-name="Default" table:number-columns-repeated="3"/>
          <table:table-cell office:value-type="string" calcext:value-type="string">
            <text:p>'3'</text:p>
          </table:table-cell>
          <table:table-cell table:style-name="Default"/>
          <table:table-cell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3]+1" office:value-type="date" office:date-value="2014-09-30" calcext:value-type="date">
            <text:p>30.09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4]+1" office:value-type="date" office:date-value="2014-10-01" calcext:value-type="date">
            <text:p>01.10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table:style-name="Default"/>
          <table:table-cell office:value-type="string" calcext:value-type="string">
            <text:p>'2'</text:p>
          </table:table-cell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5]+1" office:value-type="date" office:date-value="2014-10-02" calcext:value-type="date">
            <text:p>02.10.2014</text:p>
          </table:table-cell>
          <table:table-cell table:number-columns-repeated="2"/>
          <table:table-cell table:style-name="Default"/>
          <table:table-cell office:value-type="string" calcext:value-type="string">
            <text:p>'1'</text:p>
          </table:table-cell>
          <table:table-cell table:style-name="Default" table:number-columns-repeated="2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6]+1" office:value-type="date" office:date-value="2014-10-03" calcext:value-type="date">
            <text:p>03.10.201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2" table:formula="of:=[.A277]+1" office:value-type="date" office:date-value="2014-10-04" calcext:value-type="date">
            <text:p>04.10.2014</text:p>
          </table:table-cell>
          <table:table-cell table:number-columns-repeated="4"/>
          <table:table-cell table:style-name="ce6"/>
          <table:table-cell table:style-name="Default"/>
          <table:table-cell table:style-name="ce6" table:number-columns-repeated="2"/>
          <table:table-cell table:style-name="ce8" table:number-columns-repeated="8"/>
        </table:table-row>
        <table:table-row table:style-name="ro1">
          <table:table-cell table:style-name="ce3" table:formula="of:=[.A278]+1" office:value-type="date" office:date-value="2014-10-05" calcext:value-type="date">
            <text:p>05.10.2014</text:p>
          </table:table-cell>
          <table:table-cell table:number-columns-repeated="4"/>
          <table:table-cell table:style-name="ce6"/>
          <table:table-cell table:style-name="Default"/>
          <table:table-cell table:number-columns-repeated="10"/>
        </table:table-row>
        <table:table-row table:style-name="ro1">
          <table:table-cell table:style-name="ce3" table:formula="of:=[.A279]+1" office:value-type="date" office:date-value="2014-10-06" calcext:value-type="date">
            <text:p>06.10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table:formula="of:=[.A280]+1" office:value-type="date" office:date-value="2014-10-07" calcext:value-type="date">
            <text:p>07.10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281]+1" office:value-type="date" office:date-value="2014-10-08" calcext:value-type="date">
            <text:p>08.10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82]+1" office:value-type="date" office:date-value="2014-10-09" calcext:value-type="date">
            <text:p>09.10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83]+1" office:value-type="date" office:date-value="2014-10-10" calcext:value-type="date">
            <text:p>10.10.2014</text:p>
          </table:table-cell>
          <table:table-cell table:number-columns-repeated="16"/>
        </table:table-row>
        <table:table-row table:style-name="ro1">
          <table:table-cell table:style-name="ce3" table:formula="of:=[.A284]+1" office:value-type="date" office:date-value="2014-10-11" calcext:value-type="date">
            <text:p>11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85]+1" office:value-type="date" office:date-value="2014-10-12" calcext:value-type="date">
            <text:p>12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86]+1" office:value-type="date" office:date-value="2014-10-13" calcext:value-type="date">
            <text:p>13.10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87]+1" office:value-type="date" office:date-value="2014-10-14" calcext:value-type="date">
            <text:p>14.10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288]+1" office:value-type="date" office:date-value="2014-10-15" calcext:value-type="date">
            <text:p>15.10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289]+1" office:value-type="date" office:date-value="2014-10-16" calcext:value-type="date">
            <text:p>16.10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90]+1" office:value-type="date" office:date-value="2014-10-17" calcext:value-type="date">
            <text:p>17.10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291]+1" office:value-type="date" office:date-value="2014-10-18" calcext:value-type="date">
            <text:p>18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2]+1" office:value-type="date" office:date-value="2014-10-19" calcext:value-type="date">
            <text:p>19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3]+1" office:value-type="date" office:date-value="2014-10-20" calcext:value-type="date">
            <text:p>20.10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294]+1" office:value-type="date" office:date-value="2014-10-21" calcext:value-type="date">
            <text:p>21.10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295]+1" office:value-type="date" office:date-value="2014-10-22" calcext:value-type="date">
            <text:p>22.10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296]+1" office:value-type="date" office:date-value="2014-10-23" calcext:value-type="date">
            <text:p>23.10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297]+1" office:value-type="date" office:date-value="2014-10-24" calcext:value-type="date">
            <text:p>24.10.2014</text:p>
          </table:table-cell>
          <table:table-cell table:number-columns-repeated="16"/>
        </table:table-row>
        <table:table-row table:style-name="ro1">
          <table:table-cell table:style-name="ce3" table:formula="of:=[.A298]+1" office:value-type="date" office:date-value="2014-10-25" calcext:value-type="date">
            <text:p>25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299]+1" office:value-type="date" office:date-value="2014-10-26" calcext:value-type="date">
            <text:p>26.10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0]+1" office:value-type="date" office:date-value="2014-10-27" calcext:value-type="date">
            <text:p>27.10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01]+1" office:value-type="date" office:date-value="2014-10-28" calcext:value-type="date">
            <text:p>28.10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12"/>
        </table:table-row>
        <table:table-row table:style-name="ro1">
          <table:table-cell table:style-name="ce3" table:formula="of:=[.A302]+1" office:value-type="date" office:date-value="2014-10-29" calcext:value-type="date">
            <text:p>29.10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303]+1" office:value-type="date" office:date-value="2014-10-30" calcext:value-type="date">
            <text:p>30.10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04]+1" office:value-type="date" office:date-value="2014-10-31" calcext:value-type="date">
            <text:p>31.10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05]+1" office:value-type="date" office:date-value="2014-11-01" calcext:value-type="date">
            <text:p>01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6]+1" office:value-type="date" office:date-value="2014-11-02" calcext:value-type="date">
            <text:p>02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07]+1" office:value-type="date" office:date-value="2014-11-03" calcext:value-type="date">
            <text:p>03.11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08]+1" office:value-type="date" office:date-value="2014-11-04" calcext:value-type="date">
            <text:p>04.11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09]+1" office:value-type="date" office:date-value="2014-11-05" calcext:value-type="date">
            <text:p>05.11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number-columns-repeated="12"/>
        </table:table-row>
        <table:table-row table:style-name="ro1">
          <table:table-cell table:style-name="ce3" table:formula="of:=[.A310]+1" office:value-type="date" office:date-value="2014-11-06" calcext:value-type="date">
            <text:p>06.11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11]+1" office:value-type="date" office:date-value="2014-11-07" calcext:value-type="date">
            <text:p>07.11.2014</text:p>
          </table:table-cell>
          <table:table-cell table:number-columns-repeated="16"/>
        </table:table-row>
        <table:table-row table:style-name="ro1">
          <table:table-cell table:style-name="ce3" table:formula="of:=[.A312]+1" office:value-type="date" office:date-value="2014-11-08" calcext:value-type="date">
            <text:p>08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13]+1" office:value-type="date" office:date-value="2014-11-09" calcext:value-type="date">
            <text:p>09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14]+1" office:value-type="date" office:date-value="2014-11-10" calcext:value-type="date">
            <text:p>10.11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15]+1" office:value-type="date" office:date-value="2014-11-11" calcext:value-type="date">
            <text:p>11.11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316]+1" office:value-type="date" office:date-value="2014-11-12" calcext:value-type="date">
            <text:p>12.11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317]+1" office:value-type="date" office:date-value="2014-11-13" calcext:value-type="date">
            <text:p>13.11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18]+1" office:value-type="date" office:date-value="2014-11-14" calcext:value-type="date">
            <text:p>14.11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319]+1" office:value-type="date" office:date-value="2014-11-15" calcext:value-type="date">
            <text:p>15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20]+1" office:value-type="date" office:date-value="2014-11-16" calcext:value-type="date">
            <text:p>16.11.2014</text:p>
          </table:table-cell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table:style-name="ce3" table:formula="of:=[.A321]+1" office:value-type="date" office:date-value="2014-11-17" calcext:value-type="date">
            <text:p>17.11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22]+1" office:value-type="date" office:date-value="2014-11-18" calcext:value-type="date">
            <text:p>18.11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323]+1" office:value-type="date" office:date-value="2014-11-19" calcext:value-type="date">
            <text:p>19.11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table:formula="of:=[.A324]+1" office:value-type="date" office:date-value="2014-11-20" calcext:value-type="date">
            <text:p>20.11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25]+1" office:value-type="date" office:date-value="2014-11-21" calcext:value-type="date">
            <text:p>21.11.2014</text:p>
          </table:table-cell>
          <table:table-cell table:number-columns-repeated="16"/>
        </table:table-row>
        <table:table-row table:style-name="ro1">
          <table:table-cell table:style-name="ce3" table:formula="of:=[.A326]+1" office:value-type="date" office:date-value="2014-11-22" calcext:value-type="date">
            <text:p>22.11.2014</text:p>
          </table:table-cell>
          <table:table-cell table:number-columns-repeated="16"/>
        </table:table-row>
        <table:table-row table:style-name="ro1">
          <table:table-cell table:style-name="ce3" table:formula="of:=[.A327]+1" office:value-type="date" office:date-value="2014-11-23" calcext:value-type="date">
            <text:p>23.11.2014</text:p>
          </table:table-cell>
          <table:table-cell table:number-columns-repeated="16"/>
        </table:table-row>
        <table:table-row table:style-name="ro1">
          <table:table-cell table:style-name="ce3" table:formula="of:=[.A328]+1" office:value-type="date" office:date-value="2014-11-24" calcext:value-type="date">
            <text:p>24.11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office:value-type="string" calcext:value-type="string">
            <text:p>'3'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number-columns-repeated="9"/>
        </table:table-row>
        <table:table-row table:style-name="ro1">
          <table:table-cell table:style-name="ce3" table:formula="of:=[.A329]+1" office:value-type="date" office:date-value="2014-11-25" calcext:value-type="date">
            <text:p>25.11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12"/>
        </table:table-row>
        <table:table-row table:style-name="ro1">
          <table:table-cell table:style-name="ce3" table:formula="of:=[.A330]+1" office:value-type="date" office:date-value="2014-11-26" calcext:value-type="date">
            <text:p>26.11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331]+1" office:value-type="date" office:date-value="2014-11-27" calcext:value-type="date">
            <text:p>27.11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9"/>
        </table:table-row>
        <table:table-row table:style-name="ro1">
          <table:table-cell table:style-name="ce3" table:formula="of:=[.A332]+1" office:value-type="date" office:date-value="2014-11-28" calcext:value-type="date">
            <text:p>28.11.2014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3" table:formula="of:=[.A333]+1" office:value-type="date" office:date-value="2014-11-29" calcext:value-type="date">
            <text:p>29.11.2014</text:p>
          </table:table-cell>
          <table:table-cell table:number-columns-repeated="16"/>
        </table:table-row>
        <table:table-row table:style-name="ro1">
          <table:table-cell table:style-name="ce3" table:formula="of:=[.A334]+1" office:value-type="date" office:date-value="2014-11-30" calcext:value-type="date">
            <text:p>30.11.2014</text:p>
          </table:table-cell>
          <table:table-cell table:number-columns-repeated="16"/>
        </table:table-row>
        <table:table-row table:style-name="ro1">
          <table:table-cell table:style-name="ce3" table:formula="of:=[.A335]+1" office:value-type="date" office:date-value="2014-12-01" calcext:value-type="date">
            <text:p>01.1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36]+1" office:value-type="date" office:date-value="2014-12-02" calcext:value-type="date">
            <text:p>02.12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1'</text:p>
          </table:table-cell>
          <table:table-cell table:number-columns-repeated="10"/>
        </table:table-row>
        <table:table-row table:style-name="ro1">
          <table:table-cell table:style-name="ce3" table:formula="of:=[.A337]+1" office:value-type="date" office:date-value="2014-12-03" calcext:value-type="date">
            <text:p>03.12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table:formula="of:=[.A338]+1" office:value-type="date" office:date-value="2014-12-04" calcext:value-type="date">
            <text:p>04.12.2014</text:p>
          </table:table-cell>
          <table:table-cell table:number-columns-repeated="2"/>
          <table:table-cell office:value-type="string" calcext:value-type="string">
            <text:p>'6'</text:p>
          </table:table-cell>
          <table:table-cell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39]+1" office:value-type="date" office:date-value="2014-12-05" calcext:value-type="date">
            <text:p>05.12.2014</text:p>
          </table:table-cell>
          <table:table-cell table:number-columns-repeated="16"/>
        </table:table-row>
        <table:table-row table:style-name="ro1">
          <table:table-cell table:style-name="ce3" table:formula="of:=[.A340]+1" office:value-type="date" office:date-value="2014-12-06" calcext:value-type="date">
            <text:p>06.12.2014</text:p>
          </table:table-cell>
          <table:table-cell table:number-columns-repeated="16"/>
        </table:table-row>
        <table:table-row table:style-name="ro1">
          <table:table-cell table:style-name="ce3" table:formula="of:=[.A341]+1" office:value-type="date" office:date-value="2014-12-07" calcext:value-type="date">
            <text:p>07.12.2014</text:p>
          </table:table-cell>
          <table:table-cell table:number-columns-repeated="16"/>
        </table:table-row>
        <table:table-row table:style-name="ro1">
          <table:table-cell table:style-name="ce3" table:formula="of:=[.A342]+1" office:value-type="date" office:date-value="2014-12-08" calcext:value-type="date">
            <text:p>08.12.2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table:number-columns-repeated="12"/>
        </table:table-row>
        <table:table-row table:style-name="ro1">
          <table:table-cell table:style-name="ce3" table:formula="of:=[.A343]+1" office:value-type="date" office:date-value="2014-12-09" calcext:value-type="date">
            <text:p>09.12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/>
          <table:table-cell office:value-type="string" calcext:value-type="string">
            <text:p>'2'</text:p>
          </table:table-cell>
          <table:table-cell table:number-columns-repeated="10"/>
        </table:table-row>
        <table:table-row table:style-name="ro1">
          <table:table-cell table:style-name="ce3" table:formula="of:=[.A344]+1" office:value-type="date" office:date-value="2014-12-10" calcext:value-type="date">
            <text:p>10.12.2014</text:p>
          </table:table-cell>
          <table:table-cell table:number-columns-repeated="3"/>
          <table:table-cell office:value-type="string" calcext:value-type="string">
            <text:p>'7'</text:p>
          </table:table-cell>
          <table:table-cell table:number-columns-repeated="12"/>
        </table:table-row>
        <table:table-row table:style-name="ro1">
          <table:table-cell table:style-name="ce3" table:formula="of:=[.A345]+1" office:value-type="date" office:date-value="2014-12-11" calcext:value-type="date">
            <text:p>11.12.2014</text:p>
          </table:table-cell>
          <table:table-cell table:number-columns-repeated="3"/>
          <table:table-cell office:value-type="string" calcext:value-type="string">
            <text:p>'1'</text:p>
          </table:table-cell>
          <table:table-cell table:number-columns-repeated="12"/>
        </table:table-row>
        <table:table-row table:style-name="ro1">
          <table:table-cell table:style-name="ce3" table:formula="of:=[.A346]+1" office:value-type="date" office:date-value="2014-12-12" calcext:value-type="date">
            <text:p>12.12.201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 table:formula="of:=[.A347]+1" office:value-type="date" office:date-value="2014-12-13" calcext:value-type="date">
            <text:p>13.12.2014</text:p>
          </table:table-cell>
          <table:table-cell table:number-columns-repeated="16"/>
        </table:table-row>
        <table:table-row table:style-name="ro1">
          <table:table-cell table:style-name="ce3" table:formula="of:=[.A348]+1" office:value-type="date" office:date-value="2014-12-14" calcext:value-type="date">
            <text:p>14.12.2014</text:p>
          </table:table-cell>
          <table:table-cell table:number-columns-repeated="16"/>
        </table:table-row>
        <table:table-row table:style-name="ro1">
          <table:table-cell table:style-name="ce3" table:formula="of:=[.A349]+1" office:value-type="date" office:date-value="2014-12-15" calcext:value-type="date">
            <text:p>15.12.2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3'</text:p>
          </table:table-cell>
          <table:table-cell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50]+1" office:value-type="date" office:date-value="2014-12-16" calcext:value-type="date">
            <text:p>16.12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/>
          <table:table-cell office:value-type="string" calcext:value-type="string">
            <text:p>'3'</text:p>
          </table:table-cell>
          <table:table-cell table:number-columns-repeated="10"/>
        </table:table-row>
        <table:table-row table:style-name="ro1">
          <table:table-cell table:style-name="ce3" table:formula="of:=[.A351]+1" office:value-type="date" office:date-value="2014-12-17" calcext:value-type="date">
            <text:p>17.12.2014</text:p>
          </table:table-cell>
          <table:table-cell table:number-columns-repeated="3"/>
          <table:table-cell office:value-type="string" calcext:value-type="string">
            <text:p>'6'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table:formula="of:=[.A352]+1" office:value-type="date" office:date-value="2014-12-18" calcext:value-type="date">
            <text:p>18.12.2014</text:p>
          </table:table-cell>
          <table:table-cell table:number-columns-repeated="4"/>
          <table:table-cell office:value-type="string" calcext:value-type="string">
            <text:p>'2'</text:p>
          </table:table-cell>
          <table:table-cell table:number-columns-repeated="11"/>
        </table:table-row>
        <table:table-row table:style-name="ro1">
          <table:table-cell table:style-name="ce3" table:formula="of:=[.A353]+1" office:value-type="date" office:date-value="2014-12-19" calcext:value-type="date">
            <text:p>19.12.2014</text:p>
          </table:table-cell>
          <table:table-cell table:number-columns-repeated="16"/>
        </table:table-row>
        <table:table-row table:style-name="ro1">
          <table:table-cell table:style-name="ce2" table:formula="of:=[.A354]+1" office:value-type="date" office:date-value="2014-12-20" calcext:value-type="date">
            <text:p>20.12.201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'2'</text:p>
          </table:table-cell>
          <table:table-cell table:number-columns-repeated="3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5]+1" office:value-type="date" office:date-value="2014-12-21" calcext:value-type="date">
            <text:p>21.12.2014</text:p>
          </table:table-cell>
          <table:table-cell table:number-columns-repeated="6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6]+1" office:value-type="date" office:date-value="2014-12-22" calcext:value-type="date">
            <text:p>22.12.2014</text:p>
          </table:table-cell>
          <table:table-cell table:style-name="Default" table:number-columns-repeated="3"/>
          <table:table-cell office:value-type="string" calcext:value-type="string">
            <text:p>'3'</text:p>
          </table:table-cell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7]+1" office:value-type="date" office:date-value="2014-12-23" calcext:value-type="date">
            <text:p>23.12.2014</text:p>
          </table:table-cell>
          <table:table-cell table:number-columns-repeated="3"/>
          <table:table-cell office:value-type="string" calcext:value-type="string">
            <text:p>'2'</text:p>
          </table:table-cell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8]+1" office:value-type="date" office:date-value="2014-12-24" calcext:value-type="date">
            <text:p>24.12.2014</text:p>
          </table:table-cell>
          <table:table-cell table:number-columns-repeated="2"/>
          <table:table-cell office:value-type="string" calcext:value-type="string">
            <text:p>'5'</text:p>
          </table:table-cell>
          <table:table-cell office:value-type="string" calcext:value-type="string">
            <text:p>'1','7'</text:p>
          </table:table-cell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59]+1" office:value-type="date" office:date-value="2014-12-25" calcext:value-type="date">
            <text:p>25.12.2014</text:p>
          </table:table-cell>
          <table:table-cell table:number-columns-repeated="2"/>
          <table:table-cell table:style-name="Default"/>
          <table:table-cell table:number-columns-repeated="3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60]+1" office:value-type="date" office:date-value="2014-12-26" calcext:value-type="date">
            <text:p>26.12.2014</text:p>
          </table:table-cell>
          <table:table-cell table:number-columns-repeated="3"/>
          <table:table-cell table:style-name="Default"/>
          <table:table-cell table:number-columns-repeated="2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2" table:formula="of:=[.A361]+1" office:value-type="date" office:date-value="2014-12-27" calcext:value-type="date">
            <text:p>27.12.2014</text:p>
          </table:table-cell>
          <table:table-cell table:number-columns-repeated="6"/>
          <table:table-cell table:style-name="ce6" table:number-columns-repeated="2"/>
          <table:table-cell table:style-name="ce8" table:number-columns-repeated="7"/>
          <table:table-cell/>
        </table:table-row>
        <table:table-row table:style-name="ro1">
          <table:table-cell table:style-name="ce3" table:formula="of:=[.A362]+1" office:value-type="date" office:date-value="2014-12-28" calcext:value-type="date">
            <text:p>28.12.2014</text:p>
          </table:table-cell>
          <table:table-cell table:number-columns-repeated="16"/>
        </table:table-row>
        <table:table-row table:style-name="ro1">
          <table:table-cell table:style-name="ce3" table:formula="of:=[.A363]+1" office:value-type="date" office:date-value="2014-12-29" calcext:value-type="date">
            <text:p>29.12.2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1'</text:p>
          </table:table-cell>
          <table:table-cell table:number-columns-repeated="2" office:value-type="string" calcext:value-type="string">
            <text:p>'4'</text:p>
          </table:table-cell>
          <table:table-cell office:value-type="string" calcext:value-type="string">
            <text:p>'1'</text:p>
          </table:table-cell>
          <table:table-cell table:number-columns-repeated="11"/>
        </table:table-row>
        <table:table-row table:style-name="ro1">
          <table:table-cell table:style-name="ce3" table:formula="of:=[.A364]+1" office:value-type="date" office:date-value="2014-12-30" calcext:value-type="date">
            <text:p>30.12.2014</text:p>
          </table:table-cell>
          <table:table-cell table:number-columns-repeated="3"/>
          <table:table-cell office:value-type="string" calcext:value-type="string">
            <text:p>'5'</text:p>
          </table:table-cell>
          <table:table-cell table:number-columns-repeated="12"/>
        </table:table-row>
        <table:table-row table:style-name="ro1">
          <table:table-cell table:style-name="ce3" table:formula="of:=[.A365]+1" office:value-type="date" office:date-value="2014-12-31" calcext:value-type="date">
            <text:p>31.12.2014</text:p>
          </table:table-cell>
          <table:table-cell table:number-columns-repeated="2"/>
          <table:table-cell office:value-type="string" calcext:value-type="string">
            <text:p>'7'</text:p>
          </table:table-cell>
          <table:table-cell office:value-type="string" calcext:value-type="string">
            <text:p>'6'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/>
          <table:table-cell table:number-columns-repeated="16"/>
        </table:table-row>
        <table:table-row table:style-name="ro1" table:number-rows-repeated="10482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1:22:24.12642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9:13:15.885331544</meta:creation-date>
    <dc:date>2014-11-18T11:31:32.419857986</dc:date>
    <meta:editing-duration>PT48M53S</meta:editing-duration>
    <meta:editing-cycles>11</meta:editing-cycles>
    <meta:generator>LibreOffice/4.2.7.2$Linux_X86_64 LibreOffice_project/420m0$Build-2</meta:generator>
    <meta:document-statistic meta:table-count="1" meta:cell-count="878" meta:object-count="0"/>
  </office:meta>
</office:document-meta>
</file>